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.542cm" svg:height="0.666cm" draw:transform="rotate (-0.321664181142494) translate (0.203420640963667cm 0.523389591923051cm)" svg:viewBox="0 0 543 667" svg:d="m238 902c37-6 65 23 94 42 31 21 67 44 87 80 15 24 38 46 48 75 9 27 29 49 37 79 6 26 17 55 27 82 9 25 13 52 12 79 0 33-4 68-20 98-13 27-39 51-67 64-26 11-53 17-80 26-33 11-68 0-98-8-37-10-72-27-96-55-24-27-50-53-67-85s-32-65-47-98c-17-37-26-78-39-117-10-30-27-60-28-93-1-33-2-66 3-100 5-40 38-61 66-83 21-17 53-27 84-22l34 5 34 11 13 4">
            <text:p/>
          </draw:path>
          <draw:ellipse draw:style-name="gr2" draw:text-style-name="P1" draw:layer="layout" svg:width="0.361cm" svg:height="0.371cm" svg:x="0.349cm" svg:y="0.573cm">
            <text:p/>
          </draw:ellipse>
        </draw:g>
        <draw:g>
          <draw:path draw:style-name="gr1" draw:text-style-name="P1" draw:layer="layout" svg:width="0.705cm" svg:height="0.523cm" draw:transform="rotate (1.65387399918951) translate (1.26750291524727cm 1.27813185304629cm)" svg:viewBox="0 0 706 524" svg:d="m515 2836c30 8 58-11 81-24 29-17 55-44 71-74 19-34 21-71 30-105 7-28 13-59 5-86-8-30-12-67-48-81-26-10-52-25-82-24s-62-12-93-1c-28 9-59 23-87 38-35 18-72 41-96 73-17 24-31 56-33 87-1 28-7 57 3 84 12 33 39 63 70 77 27 13 56 23 85 23 7 0 100 19 29 11-26-3-55-7-82-7-28 0-56-8-82-15-30-8-61-13-88-31-29-20-63-37-92-58-28-20-54-46-71-74-16-28-24-61-31-92-9-35-1-72 1-105 1-28 16-54 32-76 22-30 54-54 90-62l25 2 29 9 19 19">
            <text:p/>
          </draw:path>
          <draw:ellipse draw:style-name="gr2" draw:text-style-name="P1" draw:layer="layout" svg:width="0.361cm" svg:height="0.371cm" svg:x="1.578cm" svg:y="0.486cm">
            <text:p/>
          </draw:ellipse>
        </draw:g>
        <draw:frame draw:style-name="gr3" draw:layer="layout" svg:width="1.035cm" svg:height="0.962cm" svg:x="0.43cm" svg:y="0.637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3T13:33:47</dc:date>
    <dc:creator>Wincent Balin</dc:creator>
    <meta:editing-duration>PT00H31M21S</meta:editing-duration>
    <meta:editing-cycles>3</meta:editing-cycles>
    <meta:generator>OpenOffice.org/3.2$Unix OpenOffice.org_project/320m12$Build-9483</meta:generator>
    <meta:document-statistic meta:object-count="7"/>
  </office:meta>
</office:document-meta>
</file>